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officeooo:rsid="0018b3cc" officeooo:paragraph-rsid="0018b3c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Ubuntu" fo:font-size="13pt" fo:font-weight="normal" officeooo:rsid="0018b3cc" officeooo:paragraph-rsid="0018b3cc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Ubuntu" fo:font-size="13pt" fo:font-weight="normal" officeooo:rsid="001f8685" officeooo:paragraph-rsid="001f8685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3pt" fo:font-weight="normal" officeooo:rsid="0027a519" officeooo:paragraph-rsid="0027a519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color="#000000" style:font-name="Ubuntu" fo:font-size="12pt" officeooo:paragraph-rsid="0018b3cc"/>
    </style:style>
    <style:style style:name="P11" style:family="paragraph" style:parent-style-name="Standard" style:list-style-name="L5">
      <style:paragraph-properties fo:text-align="justify" style:justify-single-word="false"/>
      <style:text-properties officeooo:paragraph-rsid="0018b3cc"/>
    </style:style>
    <style:style style:name="P12" style:family="paragraph" style:parent-style-name="Standard">
      <style:paragraph-properties fo:text-align="justify" style:justify-single-word="false"/>
      <style:text-properties officeooo:paragraph-rsid="001a4ad0"/>
    </style:style>
    <style:style style:name="T1" style:family="text">
      <style:text-properties fo:font-weight="normal" officeooo:rsid="0018b3cc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Ubuntu" fo:font-size="13pt" fo:letter-spacing="normal" fo:font-style="normal" fo:font-weight="normal" officeooo:rsid="0018b3cc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officeooo:rsid="0018b3cc" style:text-blinking="false" style:font-size-asian="13pt" style:font-weight-asian="normal" style:font-size-complex="13pt" style:font-weight-complex="normal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8b3cc" style:font-size-asian="12pt" style:font-weight-asian="normal" style:font-size-complex="12pt" style:font-weight-complex="normal"/>
    </style:style>
    <style:style style:name="T5" style:family="text">
      <style:text-properties style:font-name="Ubuntu" fo:font-size="13pt" fo:font-weight="normal" officeooo:rsid="0018b3cc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ết kế trang web cho đại học Hà Nội</text:p>
      <text:p text:style-name="P2">1. Nội Dung Trang</text:p>
      <text:list xml:id="list4264460897" text:style-name="L3">
        <text:list-item>
          <text:p text:style-name="P4">Tin Tức:</text:p>
        </text:list-item>
      </text:list>
      <text:list xml:id="list2848354177" text:style-name="L4">
        <text:list-item>
          <text:p text:style-name="P5">Tin Tức</text:p>
        </text:list-item>
        <text:list-item>
          <text:p text:style-name="P5">Thông Báo</text:p>
        </text:list-item>
        <text:list-item>
          <text:p text:style-name="P5">Tuyển Sinh</text:p>
        </text:list-item>
        <text:list-item>
          <text:p text:style-name="P5">Hợp Tác Quốc Tế</text:p>
        </text:list-item>
        <text:list-item>
          <text:p text:style-name="P5">Nguyên Cứu Khoa Học</text:p>
        </text:list-item>
        <text:list-item>
          <text:p text:style-name="P5">Hoạt Động</text:p>
        </text:list-item>
      </text:list>
      <text:list xml:id="list545080996" text:style-name="L5">
        <text:list-item>
          <text:p text:style-name="P6">Sidebar: </text:p>
          <text:list>
            <text:list-item>
              <text:p text:style-name="P6">Thông Báo:</text:p>
              <text:list>
                <text:list-item>
                  <text:p text:style-name="P6">Đào Tạo</text:p>
                </text:list-item>
              </text:list>
            </text:list-item>
          </text:list>
        </text:list-item>
        <text:list-item>
          <text:p text:style-name="P6">Footer: </text:p>
          <text:list>
            <text:list-item>
              <text:p text:style-name="P10"><text:span text:style-name="T1">Bản quyền</text:span></text:p>
            </text:list-item>
          </text:list>
        </text:list-item>
      </text:list>
      <text:p text:style-name="P12"><text:span text:style-name="T2"/></text:p>
      <text:list xml:id="list215124475351186" text:continue-numbering="true" text:style-name="L5">
        <text:list-item>
          <text:list>
            <text:list-item>
              <text:p text:style-name="P11"><text:span text:style-name="T5">Facebook: </text:span><text:a xlink:type="simple" xlink:href="https://www.facebook.com/hanutuyensinh" text:style-name="Internet_20_link" text:visited-style-name="Visited_20_Internet_20_Link"><text:span text:style-name="T5">https://www.facebook.com/hanutuyensinh</text:span></text:a></text:p>
            </text:list-item>
            <text:list-item>
              <text:p text:style-name="P7">Twitter, RSS</text:p>
            </text:list-item>
            <text:list-item>
              <text:p text:style-name="P8"/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31:32.418539669</meta:creation-date>
    <dc:date>2020-04-26T21:51:23.580772647</dc:date>
    <meta:editing-duration>PT5H15M26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1" meta:paragraph-count="17" meta:word-count="58" meta:character-count="249" meta:non-whitespace-character-count="220"/>
  </office:meta>
</office:document-meta>
</file>